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46cm" fo:min-width="1.6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845cm" fo:min-width="3.865cm"/>
    </style:style>
    <style:style style:name="gr4" style:family="graphic" style:parent-style-name="standard">
      <style:graphic-properties draw:textarea-horizontal-align="justify" draw:textarea-vertical-align="middle" draw:auto-grow-height="false" fo:min-height="1.316cm" fo:min-width="3.98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4.191cm" svg:x="3.422cm" svg:y="1.859cm">
          <text:p text:style-name="P1">Agv</text:p>
          <text:p text:style-name="P1">Automatic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4.318cm" svg:height="4.191cm" svg:x="3.422cm" svg:y="7.559cm">
          <text:p text:style-name="P1">Mission in</text:p>
          <text:p text:style-name="P1">Progr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4.318cm" svg:height="4.191cm" svg:x="3.422cm" svg:y="13.559cm">
          <text:p text:style-name="P1">Agv</text:p>
          <text:p text:style-name="P1">Enabl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581cm" svg:y1="6.05cm" svg:x2="5.581cm" svg:y2="7.559cm" draw:start-shape="id1" draw:start-glue-point="6" draw:end-shape="id2" draw:end-glue-point="4" svg:d="M5581 6050v1509" svg:viewBox="0 0 1 1510">
          <text:p text:style-name="P1">Yes <text:s text:c="6"/></text:p>
        </draw:connector>
        <draw:connector draw:style-name="gr2" draw:text-style-name="P2" draw:layer="layout" draw:type="line" svg:x1="5.581cm" svg:y1="11.75cm" svg:x2="5.581cm" svg:y2="13.559cm" draw:start-shape="id2" draw:start-glue-point="6" draw:end-shape="id3" draw:end-glue-point="4" svg:d="M5581 11750v1809" svg:viewBox="0 0 1 1810">
          <text:p text:style-name="P1">No <text:s text:c="5"/></text:p>
        </draw:connector>
        <draw:custom-shape draw:style-name="gr3" draw:text-style-name="P1" xml:id="id4" draw:id="id4" draw:layer="layout" svg:width="4.699cm" svg:height="3.429cm" svg:x="11.384cm" svg:y="7.94cm">
          <text:p text:style-name="P1">Continue </text:p>
          <text:p text:style-name="P1">mission </text:p>
          <text:p text:style-name="P1">exec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7.74cm" svg:y1="9.655cm" svg:x2="11.384cm" svg:y2="9.654cm" draw:start-shape="id2" draw:start-glue-point="7" draw:end-shape="id4" draw:end-glue-point="3" svg:d="M7740 9655l3644-1" svg:viewBox="0 0 3645 2">
          <text:p text:style-name="P1">Yes</text:p>
          <text:p text:style-name="P1"/>
        </draw:connector>
        <draw:custom-shape draw:style-name="gr4" draw:text-style-name="P1" draw:layer="layout" svg:width="8.001cm" svg:height="2.794cm" svg:x="1.581cm" svg:y="19.542cm">
          <text:p text:style-name="P1">Call </text:p>
          <text:p text:style-name="P1">onNextMission(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" draw:text-style-name="P2" draw:layer="layout" draw:type="line" svg:x1="5.581cm" svg:y1="17.75cm" svg:x2="5.638cm" svg:y2="19.542cm" draw:start-shape="id3" draw:start-glue-point="6" svg:d="M5581 17750l57 1792" svg:viewBox="0 0 58 1793">
          <text:p text:style-name="P1">Yes <text:s text:c="6"/></text:p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0:08:20.029000000</meta:creation-date>
    <dc:date>2018-03-19T10:19:29.310000000</dc:date>
    <meta:editing-duration>PT10M32S</meta:editing-duration>
    <meta:editing-cycles>3</meta:editing-cycles>
    <meta:generator>LibreOffice/6.0.2.1$Windows_X86_64 LibreOffice_project/f7f06a8f319e4b62f9bc5095aa112a65d2f3ac89</meta:generator>
    <meta:document-statistic meta:object-count="9"/>
  </office:meta>
</office:document-meta>
</file>